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8"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1" style:family="paragraph" style:parent-style-name="Text_20_body">
      <style:text-properties fo:font-weight="normal"/>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6"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7"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underline-style="none" fo:font-weight="normal" style:text-blinking="false"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2" style:family="text">
      <style:text-properties fo:font-variant="normal" fo:text-transform="none" fo:color="#000000" style:text-underline-style="solid" style:text-underline-width="auto" style:text-underline-color="font-color" fo:background-color="transparent"/>
    </style:style>
    <style:style style:name="T13"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4" style:family="text">
      <style:text-properties style:font-name="Arial" fo:font-size="11.25pt" fo:font-style="normal" fo:font-weight="normal"/>
    </style:style>
    <style:style style:name="T15" style:family="text">
      <style:text-properties style:font-name="Arial" fo:font-size="11.25pt" fo:font-style="normal" fo:font-weight="bold"/>
    </style:style>
    <style:style style:name="T16" style:family="text">
      <style:text-properties fo:font-weight="normal"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text:soft-page-break/>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text:soft-page-break/>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8">ymbolic model checking of μ-calculus properties</text:span>. Our tool LTSmin offers all these features as language-<text:soft-page-break/>independent building blocks, via the on-the-fly interface PINS.</text:p>
      <text:p text:style-name="P3"><text:span text:style-name="T18">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span></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7">------------------------------</text:span></text:p>
      <text:p text:style-name="P7"><text:soft-page-break/></text:p>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language 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ext:soft-page-break/>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8">←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8">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ext:soft-page-break/>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text:soft-page-break/>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8">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text:soft-page-break/>behavior. Live Sequence Charts(LSC)[12] are an extension of the ITU standard for MSCs. <text:span text:style-name="T18">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8">Last, the checker activates and monitors the selected LSCs 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text:soft-page-break/>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8">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text:soft-page-break/>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8">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8">observer</text:span> continuously observes executions of a system to detect some specific,<text:span text:style-name="T18"> often 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text:soft-page-break/>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text:soft-page-break/>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text:soft-page-break/>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8">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ext:soft-page-break/>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text:soft-page-break/>event may be a key press, a function call, or the firing of a sensor. An event can represent the sending or receiving of a message, but also a whole interaction or an internal state change. S<text:span text:style-name="T18">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text:soft-page-break/>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8">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text:soft-page-break/>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text:soft-page-break/>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8">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ext:soft-page-break/>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8">More elaborated analysis can also be gathered visually. As an example, recall the Response Chain pattern example considering Between scope (figure 7-b) and the Constrained Chain pattern considering the same scope (figure 8-b). In both rules antecedents are equivalent, but the consequent in figure 8-b is “stronger” than the consequent in figure 7-b, since it features more constrains. Thus, the rule depicted in figure 8-b is an specialization of the rule described in figure 7-b. The specialization relationship is a notion is similar to logical 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relationship between them. </text:span></text:p>
      <text:p text:style-name="P3"><text:soft-page-break/>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8">← [6] is called “Model checking for managers” :D</text:span></text:p>
      <text:p text:style-name="P6"><text:soft-page-break/>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text:soft-page-break/>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19">Real-time</text:span><text:span text:style-name="T16">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3"><text:soft-page-break/>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6">With the basic method, game graphs grow exponentially in the number of timing diagrams due to </text:span><text:span text:style-name="T16">the automaton product involved in dealing with conjunction. As this would render application for </text:span><text:span text:style-name="T16">rapid prototyping impractical, the ICOS tools o er modified procedures which reduce the complexity of dealing with large specifications. Obviously, such extensions cannot deal efficiently with arbitrary </text:span><text:span text:style-name="T16">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text:soft-page-break/>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8">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8">The slicing algorithm in Spin </text:span><text:span text:style-name="T18">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8">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text:soft-page-break/>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8">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8">Regular</text:span> events - denoted by the letter <text:span text:style-name="T18">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8">Required</text:span> events - denoted by the letter <text:span text:style-name="T18">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8">Fail</text:span> events - denoted by the letter <text:span text:style-name="T18">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text:soft-page-break/>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8"><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8">liveness</text:span> properties.</text:p>
      <text:p text:style-name="P3"><text:span text:style-name="T18">The formal definition of liveness [8],[10] requires that any finite system execution must be </text:span><text:span text:style-name="T18">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text:soft-page-break/>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8">Verifiers, and logic model checkers in particular, excel in their ability to show that specific requirements are either satisfied or may be violated. It is up to the user to come up </text:span><text:span text:style-name="T18">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text:soft-page-break/>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text:soft-page-break/>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8">← not real concurrency </text:span></text:p>
      <text:p text:style-name="P3">State diagrams do not contain synchronization information among components; and thus if a message is not contained in any sequence diagram, the specification is incomplete. Complex communication, i.e., <text:span text:style-name="T18">multicast</text:span> communication, is modeled by means of connectors that can only send and receive synchronous messages. ← multicast with UML?</text:p>
      <text:p text:style-name="P3"><text:span text:style-name="T18">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text:soft-page-break/>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text:soft-page-break/>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oft-page-break/><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pan text:style-name="T1">systems. </text:span><text:span text:style-name="T2">We integrate these descriptions of static and dynamic aspects into a single formalism called LTLDL .</text:span><text:span text:style-name="T8">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8">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oft-page-break/><text:span text:style-name="T1">behavior since the semantics of UML class diagrams can be represented well by DL, and properties of state transition diagrams can be expressed by LTL.</text:span><text:span text:style-name="T8"> </text:span><text:span text:style-name="T2">LTLDL extends LTL by allowing DL formulae in addition to atomic propositions at locations where only atomic propositions are </text:span><text:span text:style-name="T2">allowed in LTL.</text:span><text:span text:style-name="T8">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8"> </text:span><text:span text:style-name="T1">be empty) </text:span><text:span text:style-name="T2">LTLDL formulae are interpreted w.r.t. finite </text:span><text:span text:style-name="T11">relational</text:span><text:span text:style-name="T8">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8">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8">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4">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text:span><text:soft-page-break/><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text:soft-page-break/>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8"> </text:span><text:span text:style-name="T1">It means that if such a method terminates and claims a system </text:span><text:soft-page-break/><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text:soft-page-break/>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text:soft-page-break/>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text:soft-page-break/>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text:soft-page-break/>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text:soft-page-break/>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text:soft-page-break/>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pan text:style-name="T2">oriented constraints.</text:span><text:span text:style-name="T8">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1">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text:soft-page-break/>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6">context Machine</text:p>
      <text:p text:style-name="P16">inv: self.oclInConf(Loading) implies</text:p>
      <text:p text:style-name="P16">self@post(1,100)-&gt;forAll( g |</text:p>
      <text:p text:style-name="P16"><text:soft-page-break/>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ext:span><text:soft-page-break/><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text:soft-page-break/>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4">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text:soft-page-break/>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text:soft-page-break/>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text:soft-page-break/>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text:soft-page-break/>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8">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8"> </text:span><text:span text:style-name="T1">The AVATAR profile 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8">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1">These elements are familiar to the designer as he/she introduced them during the design </text:span><text:soft-page-break/><text:span text:style-name="T11">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8">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oft-page-break/><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text:soft-page-break/>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8">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8">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8">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4">Σ is the input alphabet. • S is a finite set of states. • δ ⊆ S × Σ ∪ { } × S is the transition relation.</text:span></text:p>
      <text:p text:style-name="P12">• <text:span text:style-name="T14">S0 ⊆ S is a set of initial states. • F ⊆ S is a set of accepting states.</text:span></text:p>
      <text:p text:style-name="P14"><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text:soft-page-break/>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text:soft-page-break/>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Datatypes may not be parameterised (T may not have arguments). The datatype corresponds to </text:span><text:soft-page-break/><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text:span><text:soft-page-break/><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8">←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8">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ext:soft-page-break/>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4">P cannot deadlock until it has performed s and</text:span></text:p>
      <text:p text:style-name="P12">– <text:span text:style-name="T14">P cannot diverge until it has performed s and</text:span></text:p>
      <text:p text:style-name="P12">– <text:span text:style-name="T14">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text:span><text:soft-page-break/><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ext:soft-page-break/>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text:soft-page-break/>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text:soft-page-break/>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text:soft-page-break/>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ext:soft-page-break/>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ext:soft-page-break/>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8"> </text:span><text:span text:style-name="T2">semantics</text:span><text:span text:style-name="T8">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text:soft-page-break/>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text:soft-page-break/>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text:span><text:soft-page-break/><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1">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1">Contrary to [60, 61], their semantics treats sequence diagrams as complete specifications (with no </text:span><text:span text:style-name="T11">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text:soft-page-break/>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ext:soft-page-break/>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text:soft-page-break/>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8">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5">A Scenario Based Notation for Specifying Temporal Properties”))</text:span><text:span text:style-name="T8"> ← </text:span><text:span text:style-name="T7">very 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4"><text:soft-page-break/><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text:span><text:soft-page-break/><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text:soft-page-break/>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8">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1">Time-lines are totally ordered from top to bottom and the pair time-line and its associated arrowMSG uniquely identifies the sender and the receiver (and hence the corresponding send-event). Note that, the use of time-lines is only a </text:span><text:soft-page-break/><text:span text:style-name="T11">means for structuring the lifelines. In fact, time-lines are totally ordered but this ordering is only (graphical-)structural.</text:span><text:span text:style-name="T8">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5">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text:soft-page-break/>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operator. The parallel operator par(ω h,k ,sp(h, k)) with sp(h, k)={(h, q), (q + 1, z), . . . , (t + 1, k)} </text:span><text:soft-page-break/><text:span text:style-name="T2">interleaves</text:span><text:span text:style-name="T8">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3">http://www.di.univaq.it/charmy</text:span></text:a><text:span text:style-name="T9">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text:soft-page-break/>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8">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ext:soft-page-break/>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expressiveness: there are properties that can be specified in LTL, but not in CTL and vice </text:span><text:soft-page-break/><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2"> </text:span><text:span text:style-name="T11">In other words, when mapping an OCL invariant to temporal logic, the only potential used operator is always. I</text:span><text:span text:style-name="T2">n order to better exploit PROD temporal logics and permit the expression of more properties, </text:span><text:span text:style-name="T11">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text:span><text:soft-page-break/><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2"> </text:span><text:span text:style-name="T11">Moreover, UML and OCL are missing adequate means to specify constraints over </text:span><text:span text:style-name="T11">the dynamic behavior of a UML model.</text:span><text:span text:style-name="T8">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8">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text:soft-page-break/>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8"> </text:span><text:span text:style-name="T1">modifier applied to an operation has the effect of evaluating the operation in the next state. The past expressions ‘previous e’, </text:span><text:span text:style-name="T8">‘</text:span><text:span text:style-name="T2">existsPrevious</text:span><text:span text:style-name="T8"> </text:span><text:span text:style-name="T1">e’, ‘alwaysPast e’, ‘some- timePast e’, ‘</text:span><text:span text:style-name="T2">always e1 since e2</text:span><text:span text:style-name="T8"> ’</text:span><text:span text:style-name="T1">, ‘sometime e1 since e2 , and the modifier </text:span><text:span text:style-name="T2">@pre</text:span><text:span text:style-name="T8">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text:soft-page-break/>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ext:soft-page-break/>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text:soft-page-break/>Also separate trace-processor from visualization (XMI representation)</text:p>
      <text:p text:style-name="P14"><text:span text:style-name="T1">This grammar (</text:span><text:span text:style-name="T2">shown in Figure 2)</text:span><text:span text:style-name="T8">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text:soft-page-break/>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8">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text:soft-page-break/>[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8">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text:soft-page-break/>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8">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4"><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mapping from UML state machine constructs to XMI. Therefore, this final transformation step is </text:span><text:soft-page-break/><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text:soft-page-break/>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ext:soft-page-break/>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text:soft-page-break/>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text:soft-page-break/>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text:soft-page-break/>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8">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text:soft-page-break/>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8">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text:soft-page-break/>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text:span><text:soft-page-break/><text:span text:style-name="T2">following)</text:span><text:span text:style-name="T8">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text:soft-page-break/>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8">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8">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text:soft-page-break/>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8">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5">------------------------------<text:line-break/></text:span><text:span text:style-name="T6">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text:soft-page-break/>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8">← </text:span><text:span text:style-name="T1">map all locations along a lifeline into (a set of) component vectors; </text:span><text:span text:style-name="T8">“</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pan text:style-name="T1">The formalisation of the information conveyed by a UML sequence diagram, including the constructs for expressing parallel and alternative scenarios, is based on that found in [8], which includes </text:span><text:soft-page-break/><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8">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8">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8">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8">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text:soft-page-break/>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1">not</text:span><text:span text:style-name="T8">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0">activity</text:span><text:span text:style-name="T8"> </text:span><text:span text:style-name="T1">is added as the </text:span><text:span text:style-name="T10">behavior</text:span><text:span text:style-name="T8"> </text:span><text:span text:style-name="T1">of that class </text:span><text:span text:style-name="T10">operation.</text:span></text:p>
      <text:p text:style-name="P14"><text:span text:style-name="T1">Only elements from fUML are used; fUML still in beta; action lanugage is based on </text:span><text:span text:style-name="T10">Action Semantics package from UML</text:span><text:span text:style-name="T8">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ext:span><text:soft-page-break/><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0">invariant</text:span><text:span text:style-name="T8">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text:soft-page-break/>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oft-page-break/><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4">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text:soft-page-break/>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4">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4">You’ll probably ask the question “how do you know it’s right, how do we know it’s correct, this </text:span><text:span text:style-name="T14">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ext:soft-page-break/>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text:span><text:soft-page-break/><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oft-page-break/><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0">valid</text:span><text:span text:style-name="T8"> </text:span><text:span text:style-name="T1">and </text:span><text:span text:style-name="T10">invalid</text:span><text:span text:style-name="T8">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text:soft-page-break/>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8">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8">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8">←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4">The ordering of OccurrenceSpecifications within each of the operands is maintained.</text:span></text:p>
      <text:p text:style-name="P12">“<text:span text:style-name="T14">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text:span><text:soft-page-break/><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text:soft-page-break/>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text:soft-page-break/>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text:soft-page-break/>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4">No explicit time point for the choice: The sets of traces from each operand are computed </text:span><text:span text:style-name="T14">independently and are combined with the rest of the diagram using the default weak sequencing to obtain all the possible traces of a diagram (Störrle, STAIRS, Cengarle &amp; Knapp, Thread-tag).</text:span></text:p>
      <text:p text:style-name="P15"><text:span text:style-name="T8">•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4">Explicit global time point for the choice: All involved lifelines synchronize before entering a choice, </text:span><text:span text:style-name="T14">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5">the guard should be placed on the lifeline where the first</text:span></text:p>
      <text:p text:style-name="P14"><text:span text:style-name="T5">event occurrence will occur, positioned above that event, in the containing Interaction or InteractionOperand.</text:span><text:span text:style-name="T8">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ext:soft-page-break/>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text:soft-page-break/>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1">undecidable</text:span><text:span text:style-name="T8">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1">There is a lack of a clear picture of available options.</text:span><text:span text:style-name="T8">  </text:span><text:span text:style-name="T2">&lt;--  for ppt: ...but if we try to fit our semantic choices, it would probably be a bit of this and a bit of that</text:span></text:p>
      <text:p text:style-name="P2">------------------------------</text:p>
      <text:p text:style-name="P17">Property specification patterns for finite-state verification</text:p>
      <text:p text:style-name="P18">Awesome! Taxonomy of property specification patterns;</text:p>
      <text:p text:style-name="P18">obstacle: accurately express requirements that you wish to verify using the specification formalism of the tool</text:p>
      <text:p text:style-name="P18">patterns tend to generalize experience across multiple specific problem domains; they express “best practises” in the sw domain</text:p>
      <text:p text:style-name="P18">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0">A property specification pattern</text:span><text:span text:style-name="T8">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ext:soft-page-break/>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8">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text:soft-page-break/>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of states/events Q1,...,Qm. Generalization of the </text:span><text:span text:style-name="T2">Precendence</text:span><text:span text:style-name="T8">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8">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5">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ext:span><text:soft-page-break/><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1">regular expressions</text:span><text:span text:style-name="T8"> </text:span><text:span text:style-name="T2">found in PDL. In many practical situations, </text:span><text:span text:style-name="T11">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8">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text:soft-page-break/>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text:soft-page-break/>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8"> </text:span><text:span text:style-name="T2">A property specification pattern is a generalized description of a commonly occurring requirement on the permissible state/event sequences </text:span><text:span text:style-name="T2">in such a finite-state model of a system.</text:span><text:span text:style-name="T8">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text:span><text:soft-page-break/><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0">causality</text:span><text:span text:style-name="T8"> </text:span><text:span text:style-name="T1">and </text:span><text:span text:style-name="T10">conflict</text:span><text:span text:style-name="T8"> </text:span><text:span text:style-name="T1">are relations over events; from them, </text:span><text:span text:style-name="T10">concurrency</text:span><text:span text:style-name="T8"> </text:span><text:span text:style-name="T1">is derived as a relation too. SDs model </text:span><text:span text:style-name="T10">possible </text:span><text:span text:style-name="T1">interactions; liveness properties mean </text:span><text:span text:style-name="T10">necessary </text:span><text:span text:style-name="T1">interractions. Is assert meant 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text:span><text:soft-page-break/><text:span text:style-name="T1">object specification, whereas the lower level logic, called home logic, describes intra-object behaviour.</text:span><text:span text:style-name="T8">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8">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text:soft-page-break/>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1">none</text:span><text:span text:style-name="T8">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text:soft-page-break/>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8">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9">Formal analysis of sequence diagram with combined fragments (2012)</text:p>
      <text:p text:style-name="Text_20_body"><text:soft-page-break/></text:p>
      <text:p text:style-name="P14"><text:span text:style-name="T2">They claim</text:span><text:span text:style-name="T8">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text:soft-page-break/>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text:soft-page-break/>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text:soft-page-break/>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5">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text:soft-page-break/>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8">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8"> </text:span><text:span text:style-name="T1">Although in this paper we focus on formulae expressed in LTL notation, other similar 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8">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text:soft-page-break/>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8">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text:soft-page-break/>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0">elementary</text:span><text:span text:style-name="T8">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ext:soft-page-break/>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9"><text:soft-page-break/>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text:soft-page-break/>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text:soft-page-break/>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8">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text:span><text:soft-page-break/><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text:soft-page-break/>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text:span><text:soft-page-break/><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9">Verification of Java Programs Using Symbolic Execution and Invariant Generation</text:p>
      <text:p text:style-name="P2">Technique for loop invariant generation ← crucial for checking programs that manipulate unbound <text:soft-page-break/>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ext:soft-page-break/>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8">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text:soft-page-break/>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0">modalities</text:span><text:span text:style-name="T1">, not </text:span><text:span text:style-name="T10">operators.</text:span></text:p>
      <text:p text:style-name="P2">But are these operators the only problem blocking precise semantics for UML?</text:p>
      <text:p text:style-name="P14"><text:span text:style-name="T1">they define </text:span><text:span text:style-name="T10">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8">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text:soft-page-break/>(sharing portions of an interaction between several other interactions), the notion of InteractionFragment, and its operators for choice, sequential, parallel, and iterative composition.</text:p>
      <text:p text:style-name="P14"><text:span text:style-name="T1">However,</text:span><text:span text:style-name="T8">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8">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text:soft-page-break/>.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text:soft-page-break/>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8">←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8">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text:soft-page-break/>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ext:soft-page-break/>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8">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ext:span><text:soft-page-break/><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8">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8">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text:soft-page-break/>!!!!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9">UML Automatic Verification Tool with Formal Methods (2005!!)</text:p>
      <text:p text:style-name="P5"><text:soft-page-break/>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text:soft-page-break/>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8">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8">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8">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1">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text:soft-page-break/>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8">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text:soft-page-break/>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8">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oft-page-break/><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1">no future</text:span><text:span text:style-name="T8">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text:soft-page-break/>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1">IODs are new in UML2.</text:span><text:span text:style-name="T8"> </text:span><text:span text:style-name="T2">They allow a designer to provide a high-level view of the possible interactions in a system. IODs constitute a high-level structuring mechanism </text:span><text:span text:style-name="T2">that is used to compose sce</text:span><text:span text:style-name="T11">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8">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text:soft-page-break/>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8">“</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text:soft-page-break/>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1">MADES deals with model- based development of reactive, (time) critical embedded systems, hence MADES UML is particularly well-suited for modeling this category of systems.</text:span><text:span text:style-name="T8">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8">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text:span><text:soft-page-break/><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8">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text:soft-page-break/>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text:span><text:soft-page-break/><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8">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1">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text:span><text:soft-page-break/><text:span text:style-name="T1">operator; not and loop are restricted to basic interactions ← we don’t restrict </text:span><text:span text:style-name="T2">loop</text:span><text:span text:style-name="T8">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8">←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8">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1">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text:soft-page-break/>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8">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8">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text:soft-page-break/>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8">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ext:soft-page-break/>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8">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8">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text:soft-page-break/>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text:soft-page-break/>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8">←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text:soft-page-break/>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soft-page-break/>------------------------------</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text:soft-page-break/>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text:soft-page-break/>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text:soft-page-break/>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1">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1">The most </text:span><text:span text:style-name="T11">common types of properties are simply local safety properties in the form of assertion violations</text:span><text:span text:style-name="T8"> </text:span><text:span text:style-name="T2">(including contracts) or uncaught runtime exceptions (for example null pointer dereferences). </text:span><text:span text:style-name="T11">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text:soft-page-break/>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text:soft-page-break/>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8">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text:soft-page-break/>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9">Synthesizing hierarchical state machines from expressive scenario descriptions !! (2010)</text:p>
      <text:p text:style-name="Text_20_body"/>
      <text:p text:style-name="P19">The motivation for these is to automate the transition from scenario-based requirements to early behavioral design models. To date, however, these synthesis algorithms have tended to generate flat state machines which can be difficult to understand or adapt for practical <text:soft-page-break/>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0"><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1">This algorithm takes into account not only continuation and concurrency</text:span><text:span text:style-name="T2">, but also preemption, suspension and the notion of a negative scenario.  </text:span></text:p>
      <text:p text:style-name="P19">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8">In UML [OMG 2007], scenarios can be described using interaction diagrams (e.g., UML sequence diagrams). For reactive systems, it is also important to model state-dependent behavior using some form of finite state machine (FSM).</text:p>
      <text:p text:style-name="P18">[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8">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8">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8">With the introduction of interaction overview diagrams (IODs) in UML2.0 [OMG 2007], developers were given standard ways for specifying relationships between scenarios, in much the same way <text:soft-page-break/>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8">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8">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8">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9">In summary, our synthesis algorithm goes beyond previous synthesis algorithms because:</text:p>
      <text:p text:style-name="P19">- it takes into account a rich set of relationships between scenarios such as preemption, parallelism, and negation;</text:p>
      <text:p text:style-name="P19">-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8"> </text:span><text:span text:style-name="T1">IODs 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text:soft-page-break/>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8">←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text:soft-page-break/>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8"> </text:span><text:span text:style-name="T2">flow final node</text:span><text:span text:style-name="T8">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races, this is a good definition, </text:span><text:span text:style-name="T11">potential</text:span><text:span text:style-name="T8">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text:soft-page-break/>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text:soft-page-break/>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8">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text:span><text:soft-page-break/><text:span text:style-name="T2">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1">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8">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2"> </text:span><text:span text:style-name="T11">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8">—</text:span><text:span text:style-name="T2">it appears to be overly restrictive and does not lead to efficient or modular implementations. ← for ppt!</text:span></text:p>
      <text:p text:style-name="P5"><text:soft-page-break/>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text:soft-page-break/>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ext:soft-page-break/>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text:soft-page-break/>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oft-page-break/><text:span text:style-name="T1">Each of the patterns describes an </text:span><text:span text:style-name="T5">intent</text:span><text:span text:style-name="T8"> </text:span><text:span text:style-name="T1">(the structure of the specified behavior), a </text:span><text:span text:style-name="T5">scope</text:span><text:span text:style-name="T8">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text:span><text:soft-page-break/><text:span text:style-name="T1">alphabet may include more events than just action and response, Immediacy deals with whether or not these other events may occur at the second state. </text:span><text:span text:style-name="T2">Figure 2</text:span><text:span text:style-name="T8">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8">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text:span><text:soft-page-break/><text:span text:style-name="T1">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text:soft-page-break/>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3">http://laser.cs.umass.edu/tools/propel.shtml</text:span></text:a><text:span text:style-name="T9">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text:soft-page-break/>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text:soft-page-break/>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text:soft-page-break/>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8">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text:span><text:soft-page-break/><text:span text:style-name="T1">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text:soft-page-break/>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text:soft-page-break/>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text:soft-page-break/>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ext:span><text:soft-page-break/><text:span text:style-name="T1">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8">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text:soft-page-break/>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8">←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ext:span><text:soft-page-break/><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1">this results in a uniform treatment of both the system and its specification</text:span><text:span text:style-name="T8">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text:soft-page-break/>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7T23:57:47</dc:date>
    <dc:creator>Daniela </dc:creator>
    <meta:editing-duration>P4DT12H36M10S</meta:editing-duration>
    <meta:editing-cycles>503</meta:editing-cycles>
    <meta:generator>LibreOffice/3.5$Linux_x86 LibreOffice_project/350m1$Build-2</meta:generator>
    <meta:document-statistic meta:table-count="0" meta:image-count="0" meta:object-count="0" meta:page-count="201" meta:paragraph-count="1918" meta:word-count="122884" meta:character-count="786296" meta:non-whitespace-character-count="664606"/>
  </office:meta>
</office:document-meta>
</file>